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6dc34"/>
    </style:style>
    <style:style style:name="T2" style:family="text">
      <style:text-properties officeooo:rsid="0009c5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cho “input number”</text:p>
      <text:p text:style-name="Standard"/>
      <text:p text:style-name="Standard">read x</text:p>
      <text:p text:style-name="Standard"/>
      <text:p text:style-name="Standard">echo</text:p>
      <text:p text:style-name="Standard"/>
      <text:p text:style-name="Standard">for i in 1 2 3 4 5 6 7 8 9 10</text:p>
      <text:p text:style-name="Standard"/>
      <text:p text:style-name="Standard">do</text:p>
      <text:p text:style-name="Standard"/>
      <text:p text:style-name="Standard">t=<text:span text:style-name="T2">`</text:span>expr $x \* $i<text:span text:style-name="T2">`</text:span> echo $t</text:p>
      <text:p text:style-name="Standard"/>
      <text:p text:style-name="Standard">i=<text:span text:style-name="T2">`e</text:span>xpr $i + 1&amp;<text:span text:style-name="T2">`</text:span></text:p>
      <text:p text:style-name="Standard"/>
      <text:p text:style-name="Standard">don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20:57:34.361000000</meta:creation-date>
    <dc:date>2022-07-12T21:07:39.581000000</dc:date>
    <meta:editing-duration>PT10M3S</meta:editing-duration>
    <meta:editing-cycles>8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8" meta:word-count="31" meta:character-count="105" meta:non-whitespace-character-count="82"/>
  </office:meta>
</office:document-meta>
</file>